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ohit Assamese" fo:font-size="10.5pt" fo:letter-spacing="normal" fo:font-style="normal" fo:font-weight="normal" officeooo:rsid="001abf61" officeooo:paragraph-rsid="001abf61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font-name="Lohit Assamese" fo:font-size="10.5pt" fo:letter-spacing="normal" fo:font-style="normal" fo:font-weight="normal" officeooo:rsid="001bc520" officeooo:paragraph-rsid="001bc520" style:font-weight-asian="normal" style:font-weight-complex="normal"/>
    </style:style>
    <style:style style:name="P3" style:family="paragraph" style:parent-style-name="Standard">
      <style:text-properties style:font-name="Lohit Assamese" fo:font-weight="normal" officeooo:rsid="0018e6d6" officeooo:paragraph-rsid="0018e6d6" style:font-weight-asian="normal" style:font-weight-complex="normal"/>
    </style:style>
    <style:style style:name="P4" style:family="paragraph" style:parent-style-name="Standard">
      <style:text-properties fo:color="#000000" style:font-name="Lohit Assamese" fo:font-weight="normal" officeooo:rsid="001bc520" officeooo:paragraph-rsid="001bc520" style:font-weight-asian="normal" style:font-weight-complex="normal"/>
    </style:style>
    <style:style style:name="P5" style:family="paragraph" style:parent-style-name="Standard">
      <style:text-properties fo:color="#000000" style:font-name="Lohit Assamese" fo:font-weight="normal" officeooo:rsid="001abf61" officeooo:paragraph-rsid="001abf61" style:font-weight-asian="normal" style:font-weight-complex="normal"/>
    </style:style>
    <style:style style:name="P6" style:family="paragraph" style:parent-style-name="Standard">
      <style:text-properties fo:color="#000000" style:font-name="Lohit Assamese" fo:font-weight="normal" officeooo:rsid="001abf61" officeooo:paragraph-rsid="001bc520" style:font-weight-asian="normal" style:font-weight-complex="normal"/>
    </style:style>
    <style:style style:name="P7" style:family="paragraph" style:parent-style-name="Standard">
      <style:text-properties fo:color="#000000" style:font-name="Lohit Assamese" fo:font-weight="normal" officeooo:rsid="001abf61" officeooo:paragraph-rsid="001fa61f" style:font-weight-asian="normal" style:font-weight-complex="normal"/>
    </style:style>
    <style:style style:name="P8" style:family="paragraph" style:parent-style-name="Standard">
      <style:text-properties fo:color="#000000" style:font-name="Lohit Assamese" fo:font-weight="normal" officeooo:rsid="001abf61" officeooo:paragraph-rsid="001bc520" style:font-weight-asian="normal" style:font-weight-complex="normal"/>
    </style:style>
    <style:style style:name="T1" style:family="text">
      <style:text-properties fo:font-variant="normal" fo:text-transform="none" fo:font-size="10.5pt" fo:letter-spacing="normal" fo:font-style="normal"/>
    </style:style>
    <style:style style:name="T2" style:family="text">
      <style:text-properties fo:font-variant="normal" fo:text-transform="none" fo:font-size="10.5pt" fo:letter-spacing="normal" fo:font-style="normal" officeooo:rsid="001bc520"/>
    </style:style>
    <style:style style:name="T3" style:family="text">
      <style:text-properties fo:font-variant="normal" fo:text-transform="none" fo:font-size="10.5pt" fo:letter-spacing="normal" fo:font-style="normal" officeooo:rsid="001ccff7"/>
    </style:style>
    <style:style style:name="T4" style:family="text">
      <style:text-properties fo:font-variant="normal" fo:text-transform="none" fo:font-size="10.5pt" fo:letter-spacing="normal" fo:font-style="normal" officeooo:rsid="001fa61f"/>
    </style:style>
    <style:style style:name="T5" style:family="text">
      <style:text-properties officeooo:rsid="001e0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uari<text:span text:style-name="T5">a:</text:span></text:p>
      <text:p text:style-name="P5"/>
      <text:p text:style-name="P7"><text:span text:style-name="T1">Sofía tiene 30 años, y es un chica muy activa, le gusta el deporte el baile y durante la semana <text:s/>trabaja. </text:span></text:p>
      <text:p text:style-name="P7"><text:span text:style-name="T1">Juega pokemon go hace 2 años. </text:span></text:p>
      <text:p text:style-name="P7"><text:span text:style-name="T1">Pasa gran parte del tiempo en el mall porque </text:span><text:span text:style-name="T3">ahí</text:span><text:span text:style-name="T1"> desarrolla su actividad laboral, y es </text:span><text:span text:style-name="T2">justo allí</text:span><text:span text:style-name="T1"> donde puede interactuar con </text:span><text:span text:style-name="T2">muchísimas </text:span><text:span text:style-name="T1">pokeparadas y gimnasios pokemon </text:span><text:span text:style-name="T2">en su </text:span><text:span text:style-name="T4">hora de </text:span><text:span text:style-name="T2">descanso.</text:span></text:p>
      <text:p text:style-name="P1"/>
      <text:p text:style-name="P6"><text:span text:style-name="T1">A </text:span><text:span text:style-name="T3">Sofía</text:span><text:span text:style-name="T1"> le gustaría poder saber inmediatamente de qué tipo son los pokemones </text:span><text:span text:style-name="T2">antes de </text:span><text:span text:style-name="T3">atraparlos</text:span><text:span text:style-name="T2">, </text:span><text:span text:style-name="T1">dado que el juego le da medallas a medida que va </text:span><text:span text:style-name="T3">teniendo</text:span><text:span text:style-name="T1"> una cierta cantidad de pokemones por tipo, </text:span><text:span text:style-name="T2">con eso gana experiencia y puede subir de nivel mucho mas rápido.</text:span></text:p>
      <text:p text:style-name="P2"/>
      <text:p text:style-name="P2">También le gustaría conocer las debilidades de cada tipo para que a la hora del combate sepa que posibilidad tiene de ganar o perder según el tipo que tenga para el combate en los gimnasios.</text:p>
      <text:p text:style-name="P6"><text:line-break/><text:span text:style-name="T1">Sofía también comenta que le gustaría que </text:span><text:span text:style-name="T2">la</text:span><text:span text:style-name="T1"> </text:span><text:span text:style-name="T4">A</text:span><text:span text:style-name="T1">pp le ayudara a poder organizarlos por numero </text:span><text:span text:style-name="T2">u orden alfabético </text:span><text:span text:style-name="T1">dado que </text:span><text:span text:style-name="T3">podría</text:span><text:span text:style-name="T1"> saber cuantos le faltan conseguir para completar la colección </text:span><text:span text:style-name="T2">de pokemones que corresponde a cada</text:span><text:span text:style-name="T1"> </text:span><text:span text:style-name="T2">región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9:32:15.956653980</meta:creation-date>
    <dc:date>2019-01-21T01:43:22.794275045</dc:date>
    <meta:editing-duration>PT1H23M39S</meta:editing-duration>
    <meta:editing-cycles>4</meta:editing-cycles>
    <meta:generator>LibreOffice/6.1.2.1$Linux_X86_64 LibreOffice_project/10$Build-1</meta:generator>
    <meta:document-statistic meta:table-count="0" meta:image-count="0" meta:object-count="0" meta:page-count="1" meta:paragraph-count="7" meta:word-count="180" meta:character-count="1023" meta:non-whitespace-character-count="846"/>
  </office:meta>
</office:document-meta>
</file>